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6070000031FFB818A0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7.113cm" svg:height="14.038cm" svg:x="1.192cm" svg:y="3.599cm">
          <draw:image xlink:href="Pictures/10000000000006070000031FFB818A0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6T16:30:23.959354056</meta:creation-date>
    <dc:date>2015-01-06T16:32:52.052955152</dc:date>
    <meta:editing-duration>PT2M28S</meta:editing-duration>
    <meta:editing-cycles>1</meta:editing-cycles>
    <meta:document-statistic meta:object-count="1"/>
    <meta:generator>LibreOffice/4.3.2.2$Linux_x86 LibreOffice_project/430m0$Build-2</meta:generator>
  </office:meta>
</office:document-meta>
</file>